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f0d7" officeooo:paragraph-rsid="0004f0d7"/>
    </style:style>
    <style:style style:name="P3" style:family="paragraph" style:parent-style-name="Standard">
      <style:paragraph-properties fo:text-align="start" style:justify-single-word="false"/>
      <style:text-properties officeooo:rsid="0004f0d7" officeooo:paragraph-rsid="0004f0d7"/>
    </style:style>
    <style:style style:name="P4" style:family="paragraph" style:parent-style-name="Standard">
      <style:paragraph-properties fo:text-align="center" style:justify-single-word="false"/>
      <style:text-properties fo:font-size="18pt" officeooo:rsid="0004f0d7" officeooo:paragraph-rsid="0004f0d7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rsid="0004f0d7" officeooo:paragraph-rsid="0004f0d7"/>
    </style:style>
    <style:style style:name="P6" style:family="paragraph" style:parent-style-name="Standard">
      <style:paragraph-properties fo:text-align="start" style:justify-single-word="false"/>
      <style:text-properties officeooo:rsid="0006f07c" officeooo:paragraph-rsid="0006f07c"/>
    </style:style>
    <style:style style:name="P7" style:family="paragraph" style:parent-style-name="Standard">
      <style:paragraph-properties fo:text-align="start" style:justify-single-word="false"/>
      <style:text-properties officeooo:rsid="00083a65" officeooo:paragraph-rsid="00083a65"/>
    </style:style>
    <style:style style:name="T1" style:family="text">
      <style:text-properties officeooo:rsid="0005276e"/>
    </style:style>
    <style:style style:name="T2" style:family="text">
      <style:text-properties officeooo:rsid="00071b99"/>
    </style:style>
    <style:style style:name="T3" style:family="text">
      <style:text-properties officeooo:rsid="00078c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ta Communications and Networking</text:p>
      <text:p text:style-name="P2"/>
      <text:p text:style-name="P2">Brett Dziedzic, Darren Bartel, Gideon Richter, Michelle 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Scenario #1</text:p>
      <text:p text:style-name="P3"/>
      <text:p text:style-name="P3">- figuring out optimal way of deriving parity bit from ASCII summation.</text:p>
      <text:p text:style-name="P3">- implementing a listener for event driven programming.</text:p>
      <text:p text:style-name="P3">- <text:span text:style-name="T1">Figuring out the best way to parse and break-up file to be sent across the socket to the client.</text:span></text:p>
      <text:p text:style-name="P3">- <text:span text:style-name="T1">reassembling the file correctly as it is received.</text:span></text:p>
      <text:p text:style-name="P3">- <text:span text:style-name="T1">knowing when a socket is done transmitting and knowing when to disconnect.</text:span></text:p>
      <text:p text:style-name="P3">- <text:span text:style-name="T1">designing how the classes work together to make it as easy as possible to extend this for hyper-threading scenario.</text:span></text:p>
      <text:p text:style-name="P3"/>
      <text:p text:style-name="P6">The design for the first server to client single thread program consisted of first establishing a second simplex channel for acknowledgments. This was followed by creating a data structure to generate the parity bit for a string of data. This file, generator.cpp first converted a string into its sum of ASCII values before using a common algorithm for parity pit generation. This data structure was included in both the client and server program. <text:span text:style-name="T3">This parity bit, once generated, was prepended to the frame like a header, which was removed when received by the client. </text:span>We next used the function rand() to generate a random number between one and five, <text:span text:style-name="T3">and by using a frame counter to five, flipped the</text:span> parity bit <text:span text:style-name="T3">of the corresponding frame </text:span>to simulate an error. We then created a <text:span text:style-name="T3">sequence</text:span> counter in the server program <text:span text:style-name="T2">that only increments upon receiving an acknowledgement from the client. This way, when a Nak is received, the same sequence number (same data) will be resent, this time with a properly generated parity bit. </text:span></text:p>
      <text:p text:style-name="P6"/>
      <text:p text:style-name="P7">Challenges were greatest when considering how to handle framing of the irregular data file. Because the proper lines must be output intact by the receiver, but only permitted to use a maximum frame of 64 chars, a litany of issues arose. We decided to create a frame handling class with a single fstream variable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enario #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Dziedzic</meta:initial-creator>
    <meta:creation-date>2018-11-13T18:05:28.567860844</meta:creation-date>
    <dc:date>2018-11-13T20:16:15.252327330</dc:date>
    <dc:creator>Darren Bartel</dc:creator>
    <meta:editing-duration>PT27M53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2" meta:paragraph-count="12" meta:word-count="325" meta:character-count="1923" meta:non-whitespace-character-count="1608"/>
  </office:meta>
</office:document-meta>
</file>